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style:page-number="1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SP—Test II</text:span></text:p>
      <text:p text:style-name="P2"/>
      <text:p text:style-name="P2"/>
      <text:section text:style-name="Sect1" text:name="TextSection">
        <text:p text:style-name="P4"><text:span text:style-name="T2">Q 1 - Which of the following is true about Cleanup phase in JSP life cycle?</text:span></text:p>
        <text:p text:style-name="P4"><text:span text:style-name="T4">A - The destruction phase of the JSP life cycle represents when a JSP is being removed from use by a container.</text:span></text:p>
        <text:p text:style-name="P4"><text:span text:style-name="T4">B - The jspDestroy() method is the JSP equivalent of the destroy method for servlets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1">
        <text:p text:style-name="P4"><text:span text:style-name="T2">Q 2 - Which of the following is true about &lt;jsp:useBean&gt; action?</text:span></text:p>
        <text:p text:style-name="P4"><text:span text:style-name="T4">A - useBean action first searches for an existing object utilizing the id and scope variables. If an object is not found, it then tries to create the specified object.</text:span></text:p>
        <text:p text:style-name="P4"><text:span text:style-name="T4">B - useBean is used to load java beans in jsp page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2">
        <text:p text:style-name="P4"><text:span text:style-name="T2">Q 3 - Which of the following is true about &lt;jsp:setProperty&gt; action?</text:span></text:p>
        <text:p text:style-name="P4"><text:span text:style-name="T4">A - The setProperty action sets the properties of a Bean.</text:span></text:p>
        <text:p text:style-name="P4"><text:span text:style-name="T4">B - The Bean must have been previously defined before using setProperty action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3">
        <text:p text:style-name="P4"><text:span text:style-name="T2">Q 4 - Which of the following is true about &lt;jsp:getProperty&gt; action?</text:span></text:p>
        <text:p text:style-name="P4"><text:span text:style-name="T4">A - The getProperty action gets the properties of a bean.</text:span></text:p>
        <text:p text:style-name="P4"><text:soft-page-break/><text:span text:style-name="T4">B - The getProperty action converts the property of a bean to a string, and finally inserts it into the output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4">
        <text:p text:style-name="P4"><text:span text:style-name="T2">Q 5 - Which of the following is true about &lt;jsp:forward&gt; action?</text:span></text:p>
        <text:p text:style-name="P4"><text:span text:style-name="T4">A - The forward action terminates the action of the current page.</text:span></text:p>
        <text:p text:style-name="P4"><text:span text:style-name="T4">B - The forward action forwards the request to another resource such as a static page, another JSP page, or a Java Servlet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5">
        <text:p text:style-name="P4"><text:span text:style-name="T2">Q 6 - Which of the following is true about response.sendRedirect(url)?</text:span></text:p>
        <text:p text:style-name="P4"><text:span text:style-name="T4">A - The sendRedirect sends HTTP temporary redirect response to the browser.</text:span></text:p>
        <text:p text:style-name="P4"><text:span text:style-name="T4">B - Request data gets lost in case of sendRedirect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6">
        <text:p text:style-name="P4"><text:span text:style-name="T2">Q 7 - What JSTL stands for?</text:span></text:p>
        <text:p text:style-name="P4"><text:span text:style-name="T4">A - JavaServer Pages Standard Tag Library</text:span></text:p>
        <text:p text:style-name="P4"><text:span text:style-name="T4">B - JSP Tag Library</text:span></text:p>
        <text:p text:style-name="P4"><text:span text:style-name="T4">C - Java Standard Tag Library</text:span></text:p>
        <text:p text:style-name="P4"><text:span text:style-name="T4">D - None of the above.</text:span></text:p>
      </text:section>
      <text:section text:style-name="Sect1" text:name="Section7">
        <text:p text:style-name="P4"><text:span text:style-name="T2">Q 8 - What is Internationalization?</text:span></text:p>
        <text:p text:style-name="P4"><text:span text:style-name="T4">A - Internationalization means creating international content on a website.</text:span></text:p>
        <text:p text:style-name="P4"><text:span text:style-name="T4">B - Internationalization means enabling a web site to provide different versions of content translated into the visitor's language or nationality.</text:span></text:p>
        <text:p text:style-name="P4"><text:soft-page-break/><text:span text:style-name="T4">C - Internationalization refers to creating local content on a website. </text:span></text:p>
        <text:p text:style-name="P4"><text:span text:style-name="T4">D - None of the above.</text:span></text:p>
      </text:section>
      <text:section text:style-name="Sect1" text:name="Section8">
        <text:p text:style-name="P4"><text:span text:style-name="T2">Q 9 - What is Localization?</text:span></text:p>
        <text:p text:style-name="P4"><text:span text:style-name="T4">A - Localization refers to creating local content on a website.</text:span></text:p>
        <text:p text:style-name="P4"><text:span text:style-name="T4">B - Localization refers to adding locale related information to a website.</text:span></text:p>
        <text:p text:style-name="P4"><text:span text:style-name="T4">C - Localization means adding resources to a web site to adapt it to a particular geographical or cultural region for example Hindi translation to a web site.</text:span></text:p>
        <text:p text:style-name="P4"><text:span text:style-name="T4">D - None of the above</text:span></text:p>
      </text:section>
      <text:section text:style-name="Sect1" text:name="Section9">
        <text:p text:style-name="P4"><text:span text:style-name="T2">Q 10 - Which of the following is true about locale?</text:span></text:p>
        <text:p text:style-name="P4"><text:span text:style-name="T4">A - This is a particular cultural or geographical region.</text:span></text:p>
        <text:p text:style-name="P4"><text:span text:style-name="T4">B - Locale is usually referred to as a language symbol followed by a country symbol which are separated by an underscore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10">
        <text:p text:style-name="P4"><text:span text:style-name="T2">Q 11 - What is difference between &lt;%-- comment --%&gt; and &lt;!-- comment --&gt;?</text:span></text:p>
        <text:p text:style-name="P4"><text:span text:style-name="T4">A - &lt;%-- comment --%&gt; is JSP comment. &lt;!-- comment --&gt; is an HTML comment.</text:span></text:p>
        <text:p text:style-name="P4"><text:span text:style-name="T4">B - &lt;%-- comment --%&gt; is ignored by JSP container. </text:span></text:p>
        <text:p text:style-name="P4"><text:span text:style-name="T4">C - &lt;!-- comment --&gt; is ignored by browser.</text:span></text:p>
        <text:p text:style-name="P4"><text:span text:style-name="T4">D - All of the above.</text:span></text:p>
      </text:section>
      <text:section text:style-name="Sect1" text:name="Section11">
        <text:p text:style-name="P4"><text:span text:style-name="T2">Q 12 - Is JSP technology extensible?</text:span></text:p>
        <text:p text:style-name="P4"><text:span text:style-name="T4">A - true</text:span></text:p>
        <text:p text:style-name="P4"><text:span text:style-name="T4">B - false</text:span></text:p>
      </text:section>
      <text:section text:style-name="Sect1" text:name="Section12">
        <text:p text:style-name="P4"><text:span text:style-name="T2">Q 13 - Can a JSP page process HTML FORM data?</text:span></text:p>
        <text:p text:style-name="P4"><text:soft-page-break/><text:span text:style-name="T4">A - true</text:span></text:p>
        <text:p text:style-name="P4"><text:span text:style-name="T4">B - false</text:span></text:p>
      </text:section>
      <text:section text:style-name="Sect1" text:name="Section13">
        <text:p text:style-name="P4"><text:span text:style-name="T2">Q 14 - Can you make use of a ServletOutputStream object from within a JSP page?</text:span></text:p>
        <text:p text:style-name="P4"><text:span text:style-name="T4">A - true</text:span></text:p>
        <text:p text:style-name="P4"><text:span text:style-name="T4">B - false</text:span></text:p>
      </text:section>
      <text:section text:style-name="Sect1" text:name="Section14">
        <text:p text:style-name="P4"><text:span text:style-name="T2">Q 15 - How to pass information from JSP to included JSP?</text:span></text:p>
        <text:p text:style-name="P4"><text:span text:style-name="T4">A - Using &lt;%jsp:param&gt; tag.</text:span></text:p>
        <text:p text:style-name="P4"><text:span text:style-name="T4">B - Using &lt;%jsp:page&gt; tag.</text:span></text:p>
        <text:p text:style-name="P4"><text:span text:style-name="T4">C - Using &lt;%jsp:import&gt; tag.</text:span></text:p>
        <text:p text:style-name="P4"><text:span text:style-name="T4">D - Using &lt;%jsp:useBean&gt; tag.</text:span></text:p>
      </text:section>
      <text:section text:style-name="Sect1" text:name="Section15">
        <text:p text:style-name="P4"><text:span text:style-name="T2">Q 16 - What is the use of &lt;c:set &gt; tag?</text:span></text:p>
        <text:p text:style-name="P4"><text:span text:style-name="T4">A - It can save values to database.</text:span></text:p>
        <text:p text:style-name="P4"><text:span text:style-name="T4">B - It evaluates an expression and uses the results to set a value of a JavaBean.</text:span></text:p>
        <text:p text:style-name="P4"><text:span text:style-name="T4">C - It can be used to iterate list of elements.</text:span></text:p>
        <text:p text:style-name="P4"><text:span text:style-name="T4">D - None of the above.</text:span></text:p>
      </text:section>
      <text:section text:style-name="Sect1" text:name="Section16">
        <text:p text:style-name="P4"><text:span text:style-name="T2">Q 17 - What is the use of &lt;c:remove &gt; tag?</text:span></text:p>
        <text:p text:style-name="P4"><text:span text:style-name="T4">A - It removes a item from a list</text:span></text:p>
        <text:p text:style-name="P4"><text:span text:style-name="T4">B - it removes the data row from the database.</text:span></text:p>
        <text:p text:style-name="P4"><text:span text:style-name="T4">C - It removes a variable from either a specified scope or the first scope where the variable is found</text:span></text:p>
        <text:p text:style-name="P4"><text:span text:style-name="T4">D - None of the above.</text:span></text:p>
      </text:section>
      <text:section text:style-name="Sect1" text:name="Section17">
        <text:p text:style-name="P4"><text:span text:style-name="T2">Q 18 - What is the use of &lt;c:catch&gt; tag?</text:span></text:p>
        <text:p text:style-name="P4"><text:soft-page-break/><text:span text:style-name="T4">A - to catch any Throwable that occurs in its body and optionally exposes it.</text:span></text:p>
        <text:p text:style-name="P4"><text:span text:style-name="T4">B - to catch the runtime error and redirect to error page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18">
        <text:p text:style-name="P5"/>
        <text:p text:style-name="P4"><text:span text:style-name="T2">Q 19 - What is the use of &lt;c:if&gt; tag?</text:span></text:p>
        <text:p text:style-name="P4"><text:span text:style-name="T4">A - It is used to check if jsp tag library is enabled or not.</text:span></text:p>
        <text:p text:style-name="P4"><text:span text:style-name="T4">B - It evaluates an expression and displays its body content only if the expression evaluates to true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19">
        <text:p text:style-name="P4"><text:span text:style-name="T2">Q 20 - Which of the following is true about &lt;c:choose&gt; tag?</text:span></text:p>
        <text:p text:style-name="P4"><text:span text:style-name="T4">A - The &lt;c:choose&gt; works like a Java switch statement in that it lets you choose between a number of alternatives.</text:span></text:p>
        <text:p text:style-name="P4"><text:span text:style-name="T4">B - The &lt;c:choose&gt; tag has &lt;c:when&gt; tags.</text:span></text:p>
        <text:p text:style-name="P4"><text:span text:style-name="T4">C - The &lt;c:choose&gt; tag has &lt;otherwise&gt; as default clause.</text:span></text:p>
        <text:p text:style-name="P4"><text:span text:style-name="T4">D - All of the above.</text:span></text:p>
      </text:section>
      <text:section text:style-name="Sect1" text:name="Section20">
        <text:p text:style-name="P4"><text:span text:style-name="T2">Q 21 - Which of the following is true about &lt;c:forEach &gt; tag?</text:span></text:p>
        <text:p text:style-name="P4"><text:span text:style-name="T4">A - The &lt;c:forEach &gt; exists as a good alternative to embedding a Java for, while, or do-while loop via a scriptlet.</text:span></text:p>
        <text:p text:style-name="P4"><text:span text:style-name="T4">B - The &lt;c:forEach &gt; is used to iterate over a list of items in jsp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21">
        <text:p text:style-name="P4"><text:span text:style-name="T2">Q 22 - Which of the following is true about &lt;c:param&gt; tag?</text:span></text:p>
        <text:p text:style-name="P4"><text:soft-page-break/><text:span text:style-name="T4">A - The &lt;c:param&gt; tag allows proper URL request parameter to be specified with URL.</text:span></text:p>
        <text:p text:style-name="P4"><text:span text:style-name="T4">B - The &lt;c:param&gt; tag does any necessary URL encoding required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22">
        <text:p text:style-name="P4"><text:span text:style-name="T2">Q 23 - Which of the following is true about &lt;c:redirect&gt; tag?</text:span></text:p>
        <text:p text:style-name="P4"><text:span text:style-name="T4">A - The &lt;c:redirect &gt; tag redirects the browser to an alternate URL by providing automatically URL rewriting.</text:span></text:p>
        <text:p text:style-name="P4"><text:span text:style-name="T4">B - The &lt;c:redirect &gt; tag supports context-relative URLs.</text:span></text:p>
        <text:p text:style-name="P4"><text:span text:style-name="T4">C - The &lt;c:redirect &gt; tag supports &lt;c:param&gt; tag.</text:span></text:p>
        <text:p text:style-name="P4"><text:span text:style-name="T4">D - All of the above.</text:span></text:p>
      </text:section>
      <text:section text:style-name="Sect1" text:name="Section23">
        <text:p text:style-name="P4"><text:span text:style-name="T2">Q 24 - Which of the following is true about &lt;c:url&gt; tag</text:span></text:p>
        <text:p text:style-name="P4"><text:span text:style-name="T4">A - The &lt;c:url&gt; tag formats a URL into a string and stores it into a variable.</text:span></text:p>
        <text:p text:style-name="P4"><text:span text:style-name="T4">B - The &lt;c:url&gt; tag automatically performs URL rewriting when necessary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24">
        <text:p text:style-name="P4"><text:span text:style-name="T2">Q 25 - What's the difference between JavaBeans and taglib directives?</text:span></text:p>
        <text:p text:style-name="P4"><text:span text:style-name="T4">A - Taglibs are for generating presentation elements while JavaBeans are good for storing information and state.</text:span></text:p>
        <text:p text:style-name="P4"><text:span text:style-name="T4">B - Custom tags are used to implement actions and JavaBeans are used to present information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25"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n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n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20" meta:word-count="1234" meta:character-count="6081" meta:non-whitespace-character-count="4972"/>
    <meta:generator>LibreOfficeDev/6.0.5.2$Linux_X86_64 LibreOffice_project/</meta:generator>
  </office:meta>
</office:document-meta>
</file>